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086ae0" officeooo:paragraph-rsid="00086ae0"/>
    </style:style>
    <style:style style:name="P2" style:family="paragraph" style:parent-style-name="Heading_20_1">
      <style:text-properties fo:font-weight="bold" officeooo:rsid="00099e29" officeooo:paragraph-rsid="00099e29" style:font-weight-asian="bold" style:font-weight-complex="bold"/>
    </style:style>
    <style:style style:name="P3" style:family="paragraph" style:parent-style-name="Heading_20_1">
      <style:paragraph-properties fo:break-before="page"/>
      <style:text-properties fo:font-weight="bold" officeooo:rsid="00099e29" officeooo:paragraph-rsid="00099e29" style:font-weight-asian="bold" style:font-weight-complex="bold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>
      <style:text-properties officeooo:rsid="00086ae0" officeooo:paragraph-rsid="00086ae0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086ae0" officeooo:paragraph-rsid="00086ae0" style:font-weight-asian="bold" style:font-weight-complex="bold"/>
    </style:style>
    <style:style style:name="P8" style:family="paragraph" style:parent-style-name="Text_20_body">
      <style:text-properties fo:font-weight="bold" officeooo:paragraph-rsid="00086ae0" style:font-weight-asian="bold" style:font-weight-complex="bold"/>
    </style:style>
    <style:style style:name="P9" style:family="paragraph" style:parent-style-name="Text_20_body">
      <style:text-properties fo:font-weight="bold" officeooo:rsid="00099e29" officeooo:paragraph-rsid="00099e29" style:font-weight-asian="bold" style:font-weight-complex="bold"/>
    </style:style>
    <style:style style:name="P10" style:family="paragraph" style:parent-style-name="Text_20_body">
      <style:text-properties fo:font-weight="bold" officeooo:paragraph-rsid="00099e29" style:font-weight-asian="bold" style:font-weight-complex="bold"/>
    </style:style>
    <style:style style:name="P11" style:family="paragraph" style:parent-style-name="Text_20_body">
      <style:text-properties fo:font-weight="bold" officeooo:rsid="000b5e43" officeooo:paragraph-rsid="000b5e43" style:font-weight-asian="bold" style:font-weight-complex="bold"/>
    </style:style>
    <style:style style:name="P12" style:family="paragraph" style:parent-style-name="Text_20_body">
      <style:text-properties fo:font-weight="normal" officeooo:rsid="00086ae0" officeooo:paragraph-rsid="00086ae0" style:font-weight-asian="normal" style:font-weight-complex="normal"/>
    </style:style>
    <style:style style:name="P13" style:family="paragraph" style:parent-style-name="Text_20_body">
      <style:text-properties fo:font-weight="normal" officeooo:rsid="00099e29" officeooo:paragraph-rsid="00099e29" style:font-weight-asian="normal" style:font-weight-complex="normal"/>
    </style:style>
    <style:style style:name="P14" style:family="paragraph" style:parent-style-name="Text_20_body">
      <style:text-properties fo:font-weight="normal" officeooo:paragraph-rsid="00099e29" style:font-weight-asian="normal" style:font-weight-complex="normal"/>
    </style:style>
    <style:style style:name="P15" style:family="paragraph" style:parent-style-name="Text_20_body">
      <style:text-properties fo:font-weight="normal" officeooo:rsid="000b5e43" officeooo:paragraph-rsid="000b5e43" style:font-weight-asian="normal" style:font-weight-complex="normal"/>
    </style:style>
    <style:style style:name="P16" style:family="paragraph" style:parent-style-name="Text_20_body">
      <style:text-properties officeooo:rsid="00099e29" officeooo:paragraph-rsid="000b5e43"/>
    </style:style>
    <style:style style:name="T1" style:family="text">
      <style:text-properties officeooo:rsid="000b5e43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illete</text:h>
      <text:p text:style-name="P6">INSERT INTO Billete (FechaInicio, DNI, CodLin, OrdenEmp, OrdenTer) VALUES (?,?,?,?,?)</text:p>
      <text:p text:style-name="P5">Inserta un billete en la base de datos.</text:p>
      <text:p text:style-name="P6">DELETE FROM Billete WHERE CodBil=?</text:p>
      <text:p text:style-name="P5">Elimina de la base de datos el billete con el codigo especificado</text:p>
      <text:p text:style-name="P7">SELECT FechaInicio, DNI, CodLin, OrdenEmp, OrdenTer, PVP, FechaFin FROM VistaBillete WHERE CodBil=?</text:p>
      <text:p text:style-name="P12">Recupera de la base de datos el billete con el codigo especificado</text:p>
      <text:p text:style-name="P7">SELECT CodBil, FechaInicio, CodLin, OrdenEmp, OrdenTer, PVP, FechaFin FROM VistaBillete WHERE DNI=?</text:p>
      <text:p text:style-name="P12">Recupera de la base de datos todos los billetes del usuario con el DNI especificado</text:p>
      <text:p text:style-name="P7">UPDATE Bilete SET CodBil=?, FechaInicio=?, DNI=?, CodLin=?, OrdenEmp=?, OrdenTer=?, WHERE CodBil=?</text:p>
      <text:p text:style-name="P12">Actualiza la informacion del billete con el codigo introducido al final con los datos que se introduzcan en el resto de posiciones.</text:p>
      <text:h text:style-name="P1" text:outline-level="1">Cliente</text:h>
      <text:p text:style-name="P8">INSERT INTO Cliente (DNI, NomApe, Pass) VALUES (?,?,MD5(?))</text:p>
      <text:p text:style-name="P12">Inserta un cliente en la base de datos, la contraseña queda codificada por seguridad.</text:p>
      <text:p text:style-name="P7">DELETE FROM Cliente WHERE DNI=?</text:p>
      <text:p text:style-name="P12">Elimina el cliente con el DNI especificado de la base de datos</text:p>
      <text:p text:style-name="P7">SELECT * FROM Cliente WHERE DNI=?</text:p>
      <text:p text:style-name="P12">Recupera el cliente con el DNI especificado de la base de datos.</text:p>
      <text:p text:style-name="P7">SELECT * FROM Cliente WHERE DNI=? AND Pass=MD5(?)</text:p>
      <text:p text:style-name="P13">Recupera el cliente con el DNI y la contraseña especificados de la base de datos, lo utilizamos para comprobar las contraseñas de forma segura en la base de datos.</text:p>
      <text:p text:style-name="P9">UPDATE Cliente SET NomApe=?, Pass=MD5(?) WHERE DNI=?</text:p>
      <text:p text:style-name="P16"><text:span text:style-name="T2">Actualiza la informacion del cliente con el DNI especificado</text:span></text:p>
      <text:h text:style-name="P4" text:outline-level="1">Parada</text:h>
      <text:p text:style-name="P10">INSERT INTO Parada (CodLin, Orden, Nombre, Numero, TiempoE, Calle, CP) VALUES (?,?,?,?,?,?,?)</text:p>
      <text:p text:style-name="P13">Inserta una parada en la base de datos</text:p>
      <text:p text:style-name="P10">DELETE FROM Parada WHERE CodLin=? AND Orden=?</text:p>
      <text:p text:style-name="P13">Elimina la parada con el codigo de linea y orden especificados</text:p>
      <text:p text:style-name="P10">SELECT * FROM CodigoPostal C NATURAL JOIN Municipio M JOIN Parada P USING (CP) WHERE CodLin=? AND Orden=?</text:p>
      <text:p text:style-name="P13">Recupera la parada con el codigo de linea y orden especificados <text:span text:style-name="T1">con los datos de su codigo postal y municipio incluidos</text:span></text:p>
      <text:p text:style-name="P10">SELECT * FROM CodigoPostal C NATURAL JOIN Municipio M JOIN Parada P USING (CP) WHERE CodLin=? ORDER BY Orden</text:p>
      <text:p text:style-name="P13">Recupera todas las paradas de la linea especificadas en orden ascendente <text:span text:style-name="T1">con los datos de sus codigo postal y municipios incluidos</text:span></text:p>
      <text:p text:style-name="P10">UPDATE Parada SET CodLin=?, Orden=?, Nombre=?, Numero=?, TiempoE=?, Calle=?, CP=? WHERE CodLin=? AND Orden=?</text:p>
      <text:p text:style-name="P13">Actualiza la informacion de la parada con el codigo de linea y orden especificados</text:p>
      <text:h text:style-name="P2" text:outline-level="1">Linea</text:h>
      <text:p text:style-name="P10">INSERT INTO Linea (CodLin, Nombre, HoraInicioAsc, HoraFinAsc, HoraInicioDsc, HoraFinDsc, PVPU, Frecuencia) VALUES (?,?,?,?,?,?,?,?)</text:p>
      <text:p text:style-name="P13">Inserta una linea en la base de datos</text:p>
      <text:p text:style-name="P10">DELETE FROM Linea WHERE CodLin=?</text:p>
      <text:p text:style-name="P13">Elimina la linea con el codigo especificado de la base de datos</text:p>
      <text:p text:style-name="P10">SELECT * FROM Linea WHERE CodLin=?</text:p>
      <text:p text:style-name="P13">Recupera la linea con el codigo especificado de la base de datos</text:p>
      <text:p text:style-name="P10">SELECT * FROM Linea</text:p>
      <text:p text:style-name="P13">Recupera todas las lineas de la base de datos</text:p>
      <text:p text:style-name="P10">UPDATE Linea SET CodLin=? Nombre=?, HoraInicioAsc=?, HoraFinAsc=?, HoraInicioDsc=?, HoraFinDsc=?, PVPU=?, Frecuencia=? WHERE CodLin=?</text:p>
      <text:p text:style-name="P13">Actualiza la informacion de la linea con el codigo especificado en la base de datos</text:p>
      <text:h text:style-name="P3" text:outline-level="1">CodigoPostal</text:h>
      <text:p text:style-name="P10">INSERT INTO CodigoPostal (CP, CodMun) VALUES (?,?)</text:p>
      <text:p text:style-name="P15">Inserta un codigo postal en la base de datos</text:p>
      <text:p text:style-name="P10">DELETE FROM CodigoPostal WHERE CP=?</text:p>
      <text:p text:style-name="P15">Elimina el codigo postal especificado de la base de datos</text:p>
      <text:p text:style-name="P10">SELECT * FROM CodigoPostal NATURAL JOIN Municipio WHERE CP=?</text:p>
      <text:p text:style-name="P15">Recupera el codigo postal especificado y la informacion de su municipio de la base de datos</text:p>
      <text:p text:style-name="P10">UPDATE CodigoPostal SET CP=?, CodMun=? WHERE CP=?</text:p>
      <text:p text:style-name="P11">Actualiza la informacion del codigo postal especificado en la base de datos</text:p>
      <text:p text:style-name="P14"/>
      <text:h text:style-name="P2" text:outline-level="1">Municipio</text:h>
      <text:p text:style-name="P10">INSERT INTO Municipio (CodMun, Nombre) VALUES (?,?)</text:p>
      <text:p text:style-name="P15">Inserta un municipio en la base de datos</text:p>
      <text:p text:style-name="P10">DELETE FROM Municipio WHERE CodMun=?</text:p>
      <text:p text:style-name="P15">Elimina el municipio con el codigo especificado de la base de datos</text:p>
      <text:p text:style-name="P10">SELECT * FROM Municipio WHERE CodMun=?</text:p>
      <text:p text:style-name="P15">Recupera el municipio con el codigo especificado de la base de datos</text:p>
      <text:p text:style-name="P10">UPDATE Municipio SET Nombre=? WHERE CodMun=?</text:p>
      <text:p text:style-name="P15">Actualiza la informacion del municipio con el codigo especificado en la base de dat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53:15.497681429</meta:creation-date>
    <meta:generator>LibreOffice/7.2.5.2.0$Linux_X86_64 LibreOffice_project/20$Build-2</meta:generator>
    <dc:date>2022-01-25T13:21:04.160160232</dc:date>
    <meta:editing-duration>PT5M4S</meta:editing-duration>
    <meta:editing-cycles>1</meta:editing-cycles>
    <meta:document-statistic meta:table-count="0" meta:image-count="0" meta:object-count="0" meta:page-count="3" meta:paragraph-count="62" meta:word-count="622" meta:character-count="3924" meta:non-whitespace-character-count="3364"/>
  </office:meta>
</office:document-meta>
</file>